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visor Meeting - 07/08/2020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visor – Haitham Afifi</text:p>
            <text:p text:style-name="P1"/>
            <text:p text:style-name="P1">Team members: Chethan, Pavitra, Priyank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L-MAC Dem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1">
              <text:list-header>
                <text:p text:style-name="P1"/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erns with RL-MA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witches acts as agents which will adopt to the environment. </text:p>
              </text:list-item>
              <text:list-item>
                <text:p>SDN-IOT works on central agent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difications for RL-MAC <text:s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ntral agent</text:p>
              </text:list-item>
              <text:list-item>
                <text:p>5 switches with queues, packets can be sent simultaneously </text:p>
              </text:list-item>
              <text:list-item>
                <text:p>Switches operate based on instruction from central agent to avoid interferenc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/ Clarific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l switches in same range or different </text:p>
                <text:list>
                  <text:list-item>
                    <text:p>Single hop transmission or multihop? </text:p>
                    <text:list>
                      <text:list-item>
                        <text:p>Same range | Single hop – Only one switch can send the packet at time ”t”</text:p>
                      </text:list-item>
                      <text:list-item>
                        <text:p>Different range | multi hop – Multiple transmissions can happen as the range is different, but to reach destinations packet has to do multihop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<text:s/></text:span><text:span text:style-name="T1">Environment (in progress</text:span>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ate – { destination of first packet in queue, Number of packets in queue } - for each switch</text:p>
              </text:list-item>
              <text:list-item>
                <text:p>Reward – Number of packets successfully transmitted at time “t”. </text:p>
              </text:list-item>
              <text:list-item>
                <text:p><text:span text:style-name="T2">Action – {(Transmit, wait), ... (</text:span>Transmit, wait)}</text:p>
                <text:list>
                  <text:list-item>
                    <text:p>One action element for one switch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Timeline<text:line-break/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gust:</text:p>
                <text:list>
                  <text:list-header>
                    <text:p><text:s/></text:p>
                  </text:list-header>
                  <text:list-item>
                    <text:p>Week 1 - Work and create state, action and reward for wireless environment. </text:p>
                  </text:list-item>
                  <text:list-item>
                    <text:p>Week 2 – Complete environement; <text:s/>Integrate the agent and train the model.</text:p>
                  </text:list-item>
                  <text:list-item>
                    <text:p>Week 3 - Try different agents for better results. And have a demo to the advisor. </text:p>
                  </text:list-item>
                  <text:list-item>
                    <text:p>Week 4 - Start working on integrating this wireless environment to SDN-IOT paper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imeline (Continu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5">September: </text:p>
                <text:list>
                  <text:list-item>
                    <text:p>Week <text:s/>1 - Complete SDN-IOT environment with wireless network. </text:p>
                  </text:list-item>
                  <text:list-item>
                    <text:p>Week 2 - <text:s/>Integrate agent and train the model to get results. </text:p>
                  </text:list-item>
                  <text:list-item>
                    <text:p>Week 3 - Try different agents and conclude on results and demo it to advisor.</text:p>
                  </text:list-item>
                  <text:list-item>
                    <text:p>Week 4 – Buffer</text:p>
                    <text:p/>
                  </text:list-item>
                </text:list>
              </text:list-item>
              <text:list-item>
                <text:p text:style-name="P5">October: </text:p>
                <text:list>
                  <text:list-item>
                    <text:p>Week 1 – Report</text:p>
                  </text:list-item>
                  <text:list-item>
                    <text:p>Week 2 - Bu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7T11:33:25.101671947</meta:creation-date>
    <dc:date>2020-08-07T12:57:16.773250712</dc:date>
    <meta:editing-duration>PT31M20S</meta:editing-duration>
    <meta:editing-cycles>7</meta:editing-cycles>
    <meta:generator>LibreOffice/6.0.7.3$Linux_X86_64 LibreOffice_project/00m0$Build-3</meta:generator>
    <meta:document-statistic meta:object-count="53"/>
  </office:meta>
</office:document-meta>
</file>